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/>
    </style:style>
    <style:style style:name="ce5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B9"/>
      <style:map style:condition="cell-content()&lt;1" style:apply-style-name="Untitled2" style:base-cell-address="Sheet1.B9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B10"/>
    </style:style>
    <style:style style:name="ce17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8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8"/>
    </style:style>
    <style:style style:name="ce1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9"/>
    </style:style>
    <style:style style:name="ce20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21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5"/>
    </style:style>
    <style:style style:name="ce23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3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C9"/>
      <style:map style:condition="cell-content()&lt;1" style:apply-style-name="Untitled2" style:base-cell-address="Sheet1.C9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C10"/>
    </style:style>
    <style:style style:name="ce3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8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9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5"/>
    </style:style>
    <style:style style:name="ce33" style:family="table-cell" style:parent-style-name="Default" style:data-style-name="N3">
      <style:map style:condition="cell-content()&gt;[.C$34]" style:apply-style-name="Untitled1" style:base-cell-address="Sheet1.C38"/>
      <style:map style:condition="cell-content()&lt;[.C$34]" style:apply-style-name="Untitled2" style:base-cell-address="Sheet1.C38"/>
    </style:style>
    <style:style style:name="ce34" style:family="table-cell" style:parent-style-name="Default" style:data-style-name="N3">
      <style:map style:condition="cell-content()&gt;[.C$34]" style:apply-style-name="Untitled1" style:base-cell-address="Sheet1.C39"/>
      <style:map style:condition="cell-content()&lt;[.C$34]" style:apply-style-name="Untitled2" style:base-cell-address="Sheet1.C39"/>
    </style:style>
    <style:style style:name="ce35" style:family="table-cell" style:parent-style-name="Default" style:data-style-name="N3">
      <style:map style:condition="cell-content()&gt;[.C$34]" style:apply-style-name="Untitled1" style:base-cell-address="Sheet1.C40"/>
      <style:map style:condition="cell-content()&lt;[.C$34]" style:apply-style-name="Untitled2" style:base-cell-address="Sheet1.C40"/>
    </style:style>
    <style:style style:name="ce36" style:family="table-cell" style:parent-style-name="Default" style:data-style-name="N3">
      <style:map style:condition="cell-content()&gt;[.C$34]" style:apply-style-name="Untitled1" style:base-cell-address="Sheet1.C41"/>
      <style:map style:condition="cell-content()&lt;[.C$34]" style:apply-style-name="Untitled2" style:base-cell-address="Sheet1.C41"/>
    </style:style>
    <style:style style:name="ce37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D9"/>
      <style:map style:condition="cell-content()&lt;1" style:apply-style-name="Untitled2" style:base-cell-address="Sheet1.D9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D10"/>
    </style:style>
    <style:style style:name="ce3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8"/>
    </style:style>
    <style:style style:name="ce4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9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5"/>
    </style:style>
    <style:style style:name="ce42" style:family="table-cell" style:parent-style-name="Default" style:data-style-name="N112"/>
    <style:style style:name="ce43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E9"/>
      <style:map style:condition="cell-content()&lt;1" style:apply-style-name="Untitled2" style:base-cell-address="Sheet1.E9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E10"/>
    </style:style>
    <style:style style:name="ce45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8"/>
    </style:style>
    <style:style style:name="ce46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9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5"/>
    </style:style>
    <style:style style:name="ce48" style:family="table-cell" style:parent-style-name="Default" style:data-style-name="N112">
      <style:table-cell-properties fo:background-color="#ffff99"/>
    </style:style>
    <style:style style:name="ce49" style:family="table-cell" style:parent-style-name="Default" style:data-style-name="N3">
      <style:table-cell-properties fo:background-color="#ffff99"/>
    </style:style>
    <style:style style:name="ce50" style:family="table-cell" style:parent-style-name="Default" style:data-style-name="N3">
      <style:table-cell-properties fo:background-color="#ffff99"/>
      <style:map style:condition="is-true-formula([.C38]&gt;=[.C$34])" style:apply-style-name="Untitled1" style:base-cell-address="Sheet1.G38"/>
      <style:map style:condition="is-true-formula([.C38]&lt;[.C$34])" style:apply-style-name="Untitled2" style:base-cell-address="Sheet1.G3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Kafka Cloud Calculator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llows you to perform projections on cluster sizes based on projected throughput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Number of brokers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Topics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Add topics by copying columns in this section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Topic name</text:p>
          </table:table-cell>
          <table:table-cell table:style-name="ce14" office:value-type="string" calcext:value-type="string">
            <text:p>ingest</text:p>
          </table:table-cell>
          <table:table-cell table:style-name="ce14" office:value-type="string" calcext:value-type="string">
            <text:p>metrics</text:p>
          </table:table-cell>
          <table:table-cell table:style-name="ce14" office:value-type="string" calcext:value-type="string">
            <text:p>logs</text:p>
          </table:table-cell>
          <table:table-cell table:style-name="ce14" office:value-type="string" calcext:value-type="string">
            <text:p>transa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lication factor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partitions</text:p>
          </table:table-cell>
          <table:table-cell table:style-name="ce16" office:value-type="float" office:value="100" calcext:value-type="float">
            <text:p>100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float" office:value="100" calcext:value-type="float">
            <text:p>100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tition replicas</text:p>
          </table:table-cell>
          <table:table-cell table:style-name="ce17" table:formula="of:=MAX([.B10];0)*MAX([.B9];0)" office:value-type="float" office:value="300" calcext:value-type="float">
            <text:p>300</text:p>
          </table:table-cell>
          <table:table-cell table:style-name="ce17" table:formula="of:=MAX([.C10];0)*MAX([.C9];0)" office:value-type="float" office:value="300" calcext:value-type="float">
            <text:p>300</text:p>
          </table:table-cell>
          <table:table-cell table:style-name="ce17" table:formula="of:=MAX([.D10];0)*MAX([.D9];0)" office:value-type="float" office:value="200" calcext:value-type="float">
            <text:p>200</text:p>
          </table:table-cell>
          <table:table-cell table:style-name="ce17" table:formula="of:=MAX([.E10];0)*MAX([.E9];0)" office:value-type="float" office:value="300" calcext:value-type="float">
            <text:p>300</text:p>
          </table:table-cell>
          <table:table-cell table:number-columns-repeated="4"/>
        </table:table-row>
        <table:table-row table:style-name="ro4">
          <table:table-cell/>
          <table:table-cell table:style-name="ce6" table:number-columns-repeated="4"/>
          <table:table-cell table:number-columns-repeated="4"/>
        </table:table-row>
        <table:table-row table:style-name="ro2">
          <table:table-cell table:style-name="ce7" office:value-type="string" calcext:value-type="string">
            <text:p>Assuming even distribution of partitions</text:p>
          </table:table-cell>
          <table:table-cell table:style-name="ce6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ax partitions replicas per broker</text:p>
          </table:table-cell>
          <table:table-cell table:style-name="ce17" table:formula="of:=ROUNDUP([.B11]/[.$B4];0)" office:value-type="float" office:value="50" calcext:value-type="float">
            <text:p>50</text:p>
          </table:table-cell>
          <table:table-cell table:style-name="ce17" table:formula="of:=ROUNDUP([.C11]/[.$B4];0)" office:value-type="float" office:value="50" calcext:value-type="float">
            <text:p>50</text:p>
          </table:table-cell>
          <table:table-cell table:style-name="ce17" table:formula="of:=ROUNDUP([.D11]/[.$B4];0)" office:value-type="float" office:value="34" calcext:value-type="float">
            <text:p>34</text:p>
          </table:table-cell>
          <table:table-cell table:style-name="ce17" table:formula="of:=ROUNDUP([.E11]/[.$B4];0)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leaders per broker</text:p>
          </table:table-cell>
          <table:table-cell table:style-name="ce17" table:formula="of:=ROUNDUP(MAX([.B10];0)/[.$B4])" office:value-type="float" office:value="17" calcext:value-type="float">
            <text:p>17</text:p>
          </table:table-cell>
          <table:table-cell table:style-name="ce17" table:formula="of:=ROUNDUP(MAX([.C10];0)/[.$B4])" office:value-type="float" office:value="17" calcext:value-type="float">
            <text:p>17</text:p>
          </table:table-cell>
          <table:table-cell table:style-name="ce17" table:formula="of:=ROUNDUP(MAX([.D10];0)/[.$B4])" office:value-type="float" office:value="17" calcext:value-type="float">
            <text:p>17</text:p>
          </table:table-cell>
          <table:table-cell table:style-name="ce17" table:formula="of:=ROUNDUP(MAX([.E10];0)/[.$B4]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-leader replicas</text:p>
          </table:table-cell>
          <table:table-cell table:style-name="ce17" table:formula="of:=MAX([.B14]-[.B15];0)" office:value-type="float" office:value="33" calcext:value-type="float">
            <text:p>33</text:p>
          </table:table-cell>
          <table:table-cell table:style-name="ce17" table:formula="of:=MAX([.C14]-[.C15];0)" office:value-type="float" office:value="33" calcext:value-type="float">
            <text:p>33</text:p>
          </table:table-cell>
          <table:table-cell table:style-name="ce17" table:formula="of:=MAX([.D14]-[.D15];0)" office:value-type="float" office:value="17" calcext:value-type="float">
            <text:p>17</text:p>
          </table:table-cell>
          <table:table-cell table:style-name="ce17" table:formula="of:=MAX([.E14]-[.E15];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/>
          <table:table-cell table:style-name="ce6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Target msg/s</text:p>
          </table:table-cell>
          <table:table-cell table:style-name="ce18" office:value-type="float" office:value="125000" calcext:value-type="float">
            <text:p>125,000</text:p>
          </table:table-cell>
          <table:table-cell table:style-name="ce30" office:value-type="float" office:value="12500" calcext:value-type="float">
            <text:p>12,500</text:p>
          </table:table-cell>
          <table:table-cell table:style-name="ce39" office:value-type="float" office:value="10000" calcext:value-type="float">
            <text:p>10,000</text:p>
          </table:table-cell>
          <table:table-cell table:style-name="ce45" office:value-type="float" office:value="1000" calcext:value-type="float">
            <text:p>1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ssage size (bytes)</text:p>
          </table:table-cell>
          <table:table-cell table:style-name="ce19" office:value-type="float" office:value="2200" calcext:value-type="float">
            <text:p>2,200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total (bps)</text:p>
          </table:table-cell>
          <table:table-cell table:style-name="ce20" table:formula="of:=MAX([.B18];0)*MAX([.B19];0)" office:value-type="float" office:value="275000000" calcext:value-type="float">
            <text:p>275,000,000</text:p>
          </table:table-cell>
          <table:table-cell table:style-name="ce20" table:formula="of:=MAX([.C18];0)*MAX([.C19];0)" office:value-type="float" office:value="0" calcext:value-type="float">
            <text:p>0</text:p>
          </table:table-cell>
          <table:table-cell table:style-name="ce20" table:formula="of:=MAX([.D18];0)*MAX([.D19];0)" office:value-type="float" office:value="0" calcext:value-type="float">
            <text:p>0</text:p>
          </table:table-cell>
          <table:table-cell table:style-name="ce20" table:formula="of:=MAX([.E18];0)*MAX([.E19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per partition (bps)</text:p>
          </table:table-cell>
          <table:table-cell table:style-name="ce20" table:formula="of:=ROUND([.B20]/[.B10];0)" office:value-type="float" office:value="2750000" calcext:value-type="float">
            <text:p>2,750,000</text:p>
          </table:table-cell>
          <table:table-cell table:style-name="ce20" table:formula="of:=ROUND([.C20]/[.C10];0)" office:value-type="float" office:value="0" calcext:value-type="float">
            <text:p>0</text:p>
          </table:table-cell>
          <table:table-cell table:style-name="ce20" table:formula="of:=ROUND([.D20]/[.D10];0)" office:value-type="float" office:value="0" calcext:value-type="float">
            <text:p>0</text:p>
          </table:table-cell>
          <table:table-cell table:style-name="ce20" table:formula="of:=ROUND([.E20]/[.E10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*</text:p>
          </table:table-cell>
          <table:table-cell table:style-name="ce20" table:formula="of:=[.B$21]*[.B$14]" office:value-type="float" office:value="137500000" calcext:value-type="float">
            <text:p>137,500,000</text:p>
          </table:table-cell>
          <table:table-cell table:style-name="ce20" table:formula="of:=[.C$21]*[.C$14]" office:value-type="float" office:value="0" calcext:value-type="float">
            <text:p>0</text:p>
          </table:table-cell>
          <table:table-cell table:style-name="ce20" table:formula="of:=[.D$21]*[.D$14]" office:value-type="float" office:value="0" calcext:value-type="float">
            <text:p>0</text:p>
          </table:table-cell>
          <table:table-cell table:style-name="ce20" table:formula="of:=[.E$21]*[.E$14]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7" office:value-type="string" calcext:value-type="string">
            <text:p>*The above includes both leader and follower partitions (on account of replication)</text:p>
          </table:table-cell>
          <table:table-cell table:style-name="ce21" table:number-columns-repeated="4"/>
          <table:table-cell table:number-columns-repeated="4"/>
        </table:table-row>
        <table:table-row table:style-name="ro2">
          <table:table-cell/>
          <table:table-cell table:style-name="ce21" table:number-columns-repeated="4"/>
          <table:table-cell table:number-columns-repeated="4"/>
        </table:table-row>
        <table:table-row table:style-name="ro2">
          <table:table-cell table:style-name="ce8" office:value-type="string" calcext:value-type="string">
            <text:p>Consumer systems (consumer groups)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umer Out (bps)</text:p>
          </table:table-cell>
          <table:table-cell table:style-name="ce20" table:formula="of:=MAX([.B25];0)*[.B22]" office:value-type="float" office:value="275000000" calcext:value-type="float">
            <text:p>275,000,000</text:p>
          </table:table-cell>
          <table:table-cell table:style-name="ce20" table:formula="of:=MAX([.C25];0)*[.C22]" office:value-type="float" office:value="0" calcext:value-type="float">
            <text:p>0</text:p>
          </table:table-cell>
          <table:table-cell table:style-name="ce20" table:formula="of:=MAX([.D25];0)*[.D22]" office:value-type="float" office:value="0" calcext:value-type="float">
            <text:p>0</text:p>
          </table:table-cell>
          <table:table-cell table:style-name="ce20" table:formula="of:=MAX([.E25];0)*[.E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8"/>
          <table:table-cell table:style-name="ce6" table:number-columns-repeated="4"/>
          <table:table-cell table:number-columns-repeated="4"/>
        </table:table-row>
        <table:table-row table:style-name="ro2">
          <table:table-cell table:style-name="ce9" office:value-type="string" calcext:value-type="string">
            <text:p>Replication (bps)</text:p>
          </table:table-cell>
          <table:table-cell table:style-name="ce23" table:formula="of:=[.B22]*([.B9]-1)" office:value-type="float" office:value="275000000" calcext:value-type="float">
            <text:p>275,000,000</text:p>
          </table:table-cell>
          <table:table-cell table:style-name="ce23" table:formula="of:=[.C22]*([.C9]-1)" office:value-type="float" office:value="0" calcext:value-type="float">
            <text:p>0</text:p>
          </table:table-cell>
          <table:table-cell table:style-name="ce23" table:formula="of:=[.D22]*([.D9]-1)" office:value-type="float" office:value="0" calcext:value-type="float">
            <text:p>0</text:p>
          </table:table-cell>
          <table:table-cell table:style-name="ce23" table:formula="of:=[.E22]*([.E9]-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24"/>
          <table:table-cell table:number-columns-repeated="7"/>
        </table:table-row>
        <table:table-row table:style-name="ro2">
          <table:table-cell table:style-name="ce11" office:value-type="string" calcext:value-type="string">
            <text:p>Broker Throughput</text:p>
          </table:table-cell>
          <table:table-cell table:style-name="ce25" office:value-type="string" calcext:value-type="string">
            <text:p>Bytes</text:p>
          </table:table-cell>
          <table:table-cell table:style-name="ce11" office:value-type="string" calcext:value-type="string">
            <text:p>Bi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</text:p>
          </table:table-cell>
          <table:table-cell table:style-name="ce20" table:formula="of:=SUM([.B22:.Z22])" office:value-type="float" office:value="137500000" calcext:value-type="float">
            <text:p>137,500,000</text:p>
          </table:table-cell>
          <table:table-cell table:style-name="ce20" table:formula="of:=[.$B31]*8" office:value-type="float" office:value="1100000000" calcext:value-type="float">
            <text:p>1,10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consumers)</text:p>
          </table:table-cell>
          <table:table-cell table:style-name="ce20" table:formula="of:=SUM([.B26:.Z26])" office:value-type="float" office:value="275000000" calcext:value-type="float">
            <text:p>275,000,000</text:p>
          </table:table-cell>
          <table:table-cell table:style-name="ce20" table:formula="of:=[.B32]*8" office:value-type="float" office:value="2200000000" calcext:value-type="float">
            <text:p>2,20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replication)</text:p>
          </table:table-cell>
          <table:table-cell table:style-name="ce20" table:formula="of:=SUM([.B28:.Z28])" office:value-type="float" office:value="275000000" calcext:value-type="float">
            <text:p>275,000,000</text:p>
          </table:table-cell>
          <table:table-cell table:style-name="ce20" table:formula="of:=[.C31]*([.$B9]-1)" office:value-type="float" office:value="2200000000" calcext:value-type="float">
            <text:p>2,200,000,000</text:p>
          </table: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otal traffic network interface</text:p>
          </table:table-cell>
          <table:table-cell table:style-name="ce26" table:formula="of:=SUM([.B31:.B33])" office:value-type="float" office:value="687500000" calcext:value-type="float">
            <text:p>687,500,000</text:p>
          </table:table-cell>
          <table:table-cell table:style-name="ce26" table:formula="of:=SUM([.C31:.C33])" office:value-type="float" office:value="5500000000" calcext:value-type="float">
            <text:p>5,500,000,000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Describe your instance types and pricing here</text:p>
          </table:table-cell>
          <table:table-cell table:number-columns-repeated="8"/>
        </table:table-row>
        <table:table-row table:style-name="ro5">
          <table:table-cell table:style-name="ce13" office:value-type="string" calcext:value-type="string">
            <text:p>Instance Type</text:p>
          </table:table-cell>
          <table:table-cell table:style-name="ce13" office:value-type="string" calcext:value-type="string">
            <text:p>Network capacity (Mbps)</text:p>
          </table:table-cell>
          <table:table-cell table:style-name="ce13" office:value-type="string" calcext:value-type="string">
            <text:p>Bits/s</text:p>
          </table:table-cell>
          <table:table-cell table:style-name="ce13" office:value-type="string" calcext:value-type="string">
            <text:p>Hourly Cost per node</text:p>
          </table:table-cell>
          <table:table-cell table:style-name="ce13" office:value-type="string" calcext:value-type="string">
            <text:p>Daily Cost per Node</text:p>
          </table:table-cell>
          <table:table-cell table:style-name="ce13" office:value-type="string" calcext:value-type="string">
            <text:p>Total Monthly Cost</text:p>
          </table:table-cell>
          <table:table-cell table:style-name="ce13" office:value-type="string" calcext:value-type="string">
            <text:p>Total Annual cos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4m_v2</text:p>
          </table:table-cell>
          <table:table-cell table:style-name="ce27" office:value-type="float" office:value="1000" calcext:value-type="float">
            <text:p>1,000</text:p>
          </table:table-cell>
          <table:table-cell table:style-name="ce33" table:formula="of:=[.B38]*1000000" office:value-type="float" office:value="1000000000" calcext:value-type="float">
            <text:p>1,000,000,000</text:p>
          </table:table-cell>
          <table:table-cell table:style-name="ce42" office:value-type="float" office:value="0.26" calcext:value-type="float">
            <text:p>0.260</text:p>
          </table:table-cell>
          <table:table-cell table:style-name="ce48" table:formula="of:=[.D38]*24" office:value-type="float" office:value="6.24" calcext:value-type="float">
            <text:p>6.240</text:p>
          </table:table-cell>
          <table:table-cell table:style-name="ce49" table:formula="of:=[.E38]*30*[.$B$4]" office:value-type="float" office:value="1123.2" calcext:value-type="float">
            <text:p>1,123</text:p>
          </table:table-cell>
          <table:table-cell table:style-name="ce50" table:formula="of:=[.E38]*365*[.$B$4]" office:value-type="float" office:value="13665.6" calcext:value-type="float">
            <text:p>13,66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8m_v2</text:p>
          </table:table-cell>
          <table:table-cell table:style-name="ce27" office:value-type="float" office:value="2000" calcext:value-type="float">
            <text:p>2,000</text:p>
          </table:table-cell>
          <table:table-cell table:style-name="ce34" table:formula="of:=[.B39]*1000000" office:value-type="float" office:value="2000000000" calcext:value-type="float">
            <text:p>2,000,000,000</text:p>
          </table:table-cell>
          <table:table-cell table:style-name="ce42" office:value-type="float" office:value="0.546" calcext:value-type="float">
            <text:p>0.546</text:p>
          </table:table-cell>
          <table:table-cell table:style-name="ce48" table:formula="of:=[.D39]*24" office:value-type="float" office:value="13.104" calcext:value-type="float">
            <text:p>13.104</text:p>
          </table:table-cell>
          <table:table-cell table:style-name="ce49" table:formula="of:=[.E39]*30*[.$B$4]" office:value-type="float" office:value="2358.72" calcext:value-type="float">
            <text:p>2,359</text:p>
          </table:table-cell>
          <table:table-cell table:style-name="ce50" table:formula="of:=[.E39]*365*[.$B$4]" office:value-type="float" office:value="28697.76" calcext:value-type="float">
            <text:p>28,69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4_v2</text:p>
          </table:table-cell>
          <table:table-cell table:style-name="ce27" office:value-type="float" office:value="6000" calcext:value-type="float">
            <text:p>6,000</text:p>
          </table:table-cell>
          <table:table-cell table:style-name="ce35" table:formula="of:=[.B40]*1000000" office:value-type="float" office:value="6000000000" calcext:value-type="float">
            <text:p>6,000,000,000</text:p>
          </table:table-cell>
          <table:table-cell table:style-name="ce42" office:value-type="float" office:value="0.544" calcext:value-type="float">
            <text:p>0.544</text:p>
          </table:table-cell>
          <table:table-cell table:style-name="ce48" table:formula="of:=[.D40]*24" office:value-type="float" office:value="13.056" calcext:value-type="float">
            <text:p>13.056</text:p>
          </table:table-cell>
          <table:table-cell table:style-name="ce49" table:formula="of:=[.E40]*30*[.$B$4]" office:value-type="float" office:value="2350.08" calcext:value-type="float">
            <text:p>2,350</text:p>
          </table:table-cell>
          <table:table-cell table:style-name="ce50" table:formula="of:=[.E40]*365*[.$B$4]" office:value-type="float" office:value="28592.64" calcext:value-type="float">
            <text:p>28,59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5_v2</text:p>
          </table:table-cell>
          <table:table-cell table:style-name="ce27" office:value-type="float" office:value="12000" calcext:value-type="float">
            <text:p>12,000</text:p>
          </table:table-cell>
          <table:table-cell table:style-name="ce36" table:formula="of:=[.B41]*1000000" office:value-type="float" office:value="12000000000" calcext:value-type="float">
            <text:p>12,000,000,000</text:p>
          </table:table-cell>
          <table:table-cell table:style-name="ce42" office:value-type="float" office:value="1.087" calcext:value-type="float">
            <text:p>1.087</text:p>
          </table:table-cell>
          <table:table-cell table:style-name="ce48" table:formula="of:=[.D41]*24" office:value-type="float" office:value="26.088" calcext:value-type="float">
            <text:p>26.088</text:p>
          </table:table-cell>
          <table:table-cell table:style-name="ce49" table:formula="of:=[.E41]*30*[.$B$4]" office:value-type="float" office:value="4695.84" calcext:value-type="float">
            <text:p>4,696</text:p>
          </table:table-cell>
          <table:table-cell table:style-name="ce50" table:formula="of:=[.E41]*365*[.$B$4]" office:value-type="float" office:value="57132.72" calcext:value-type="float">
            <text:p>57,133</text:p>
          </table:table-cell>
          <table:table-cell table:number-columns-repeated="2"/>
        </table:table-row>
        <calcext:conditional-formats>
          <calcext:conditional-format calcext:target-range-address="Sheet1.C38:Sheet1.C38">
            <calcext:condition calcext:apply-style-name="Untitled1" calcext:value="&gt;[.C$34]" calcext:base-cell-address="Sheet1.C38"/>
            <calcext:condition calcext:apply-style-name="Untitled2" calcext:value="&lt;[.C$34]" calcext:base-cell-address="Sheet1.C38"/>
          </calcext:conditional-format>
          <calcext:conditional-format calcext:target-range-address="Sheet1.C39:Sheet1.C39">
            <calcext:condition calcext:apply-style-name="Untitled1" calcext:value="&gt;[.C$34]" calcext:base-cell-address="Sheet1.C39"/>
            <calcext:condition calcext:apply-style-name="Untitled2" calcext:value="&lt;[.C$34]" calcext:base-cell-address="Sheet1.C39"/>
          </calcext:conditional-format>
          <calcext:conditional-format calcext:target-range-address="Sheet1.C40:Sheet1.C40">
            <calcext:condition calcext:apply-style-name="Untitled1" calcext:value="&gt;[.C$34]" calcext:base-cell-address="Sheet1.C40"/>
            <calcext:condition calcext:apply-style-name="Untitled2" calcext:value="&lt;[.C$34]" calcext:base-cell-address="Sheet1.C40"/>
          </calcext:conditional-format>
          <calcext:conditional-format calcext:target-range-address="Sheet1.C41:Sheet1.C41">
            <calcext:condition calcext:apply-style-name="Untitled1" calcext:value="&gt;[.C$34]" calcext:base-cell-address="Sheet1.C41"/>
            <calcext:condition calcext:apply-style-name="Untitled2" calcext:value="&lt;[.C$34]" calcext:base-cell-address="Sheet1.C41"/>
          </calcext:conditional-format>
          <calcext:conditional-format calcext:target-range-address="Sheet1.G38:Sheet1.G41">
            <calcext:condition calcext:apply-style-name="Untitled1" calcext:value="formula-is([.C38]&gt;=[.C$34])" calcext:base-cell-address="Sheet1.G38"/>
            <calcext:condition calcext:apply-style-name="Untitled2" calcext:value="formula-is([.C38]&lt;[.C$34])" calcext:base-cell-address="Sheet1.G38"/>
          </calcext:conditional-format>
          <calcext:conditional-format calcext:target-range-address="Sheet1.C9:Sheet1.C9">
            <calcext:condition calcext:apply-style-name="Untitled2" calcext:value="&gt;[.$B4]" calcext:base-cell-address="Sheet1.C9"/>
            <calcext:condition calcext:apply-style-name="Untitled2" calcext:value="&lt;1" calcext:base-cell-address="Sheet1.C9"/>
          </calcext:conditional-format>
          <calcext:conditional-format calcext:target-range-address="Sheet1.C10:Sheet1.C10">
            <calcext:condition calcext:apply-style-name="Untitled2" calcext:value="&lt;1" calcext:base-cell-address="Sheet1.C10"/>
          </calcext:conditional-format>
          <calcext:conditional-format calcext:target-range-address="Sheet1.C18:Sheet1.C18">
            <calcext:condition calcext:apply-style-name="Untitled2" calcext:value="&lt;0" calcext:base-cell-address="Sheet1.C18"/>
          </calcext:conditional-format>
          <calcext:conditional-format calcext:target-range-address="Sheet1.C19:Sheet1.C19">
            <calcext:condition calcext:apply-style-name="Untitled2" calcext:value="&lt;0" calcext:base-cell-address="Sheet1.C19"/>
          </calcext:conditional-format>
          <calcext:conditional-format calcext:target-range-address="Sheet1.C25:Sheet1.C25">
            <calcext:condition calcext:apply-style-name="Untitled2" calcext:value="&lt;0" calcext:base-cell-address="Sheet1.C25"/>
          </calcext:conditional-format>
          <calcext:conditional-format calcext:target-range-address="Sheet1.B9:Sheet1.B9">
            <calcext:condition calcext:apply-style-name="Untitled2" calcext:value="&gt;[.$B4]" calcext:base-cell-address="Sheet1.B9"/>
            <calcext:condition calcext:apply-style-name="Untitled2" calcext:value="&lt;1" calcext:base-cell-address="Sheet1.B9"/>
          </calcext:conditional-format>
          <calcext:conditional-format calcext:target-range-address="Sheet1.B10:Sheet1.B10">
            <calcext:condition calcext:apply-style-name="Untitled2" calcext:value="&lt;1" calcext:base-cell-address="Sheet1.B10"/>
          </calcext:conditional-format>
          <calcext:conditional-format calcext:target-range-address="Sheet1.B18:Sheet1.B18">
            <calcext:condition calcext:apply-style-name="Untitled2" calcext:value="&lt;0" calcext:base-cell-address="Sheet1.B18"/>
          </calcext:conditional-format>
          <calcext:conditional-format calcext:target-range-address="Sheet1.B19:Sheet1.B19">
            <calcext:condition calcext:apply-style-name="Untitled2" calcext:value="&lt;0" calcext:base-cell-address="Sheet1.B19"/>
          </calcext:conditional-format>
          <calcext:conditional-format calcext:target-range-address="Sheet1.B25:Sheet1.B25">
            <calcext:condition calcext:apply-style-name="Untitled2" calcext:value="&lt;0" calcext:base-cell-address="Sheet1.B25"/>
          </calcext:conditional-format>
          <calcext:conditional-format calcext:target-range-address="Sheet1.D9:Sheet1.D9">
            <calcext:condition calcext:apply-style-name="Untitled2" calcext:value="&gt;[.$B4]" calcext:base-cell-address="Sheet1.D9"/>
            <calcext:condition calcext:apply-style-name="Untitled2" calcext:value="&lt;1" calcext:base-cell-address="Sheet1.D9"/>
          </calcext:conditional-format>
          <calcext:conditional-format calcext:target-range-address="Sheet1.D10:Sheet1.D10">
            <calcext:condition calcext:apply-style-name="Untitled2" calcext:value="&lt;1" calcext:base-cell-address="Sheet1.D10"/>
          </calcext:conditional-format>
          <calcext:conditional-format calcext:target-range-address="Sheet1.D18:Sheet1.D18">
            <calcext:condition calcext:apply-style-name="Untitled2" calcext:value="&lt;0" calcext:base-cell-address="Sheet1.D18"/>
          </calcext:conditional-format>
          <calcext:conditional-format calcext:target-range-address="Sheet1.D19:Sheet1.D19">
            <calcext:condition calcext:apply-style-name="Untitled2" calcext:value="&lt;0" calcext:base-cell-address="Sheet1.D19"/>
          </calcext:conditional-format>
          <calcext:conditional-format calcext:target-range-address="Sheet1.D25:Sheet1.D25">
            <calcext:condition calcext:apply-style-name="Untitled2" calcext:value="&lt;0" calcext:base-cell-address="Sheet1.D25"/>
          </calcext:conditional-format>
          <calcext:conditional-format calcext:target-range-address="Sheet1.E9:Sheet1.E9">
            <calcext:condition calcext:apply-style-name="Untitled2" calcext:value="&gt;[.$B4]" calcext:base-cell-address="Sheet1.E9"/>
            <calcext:condition calcext:apply-style-name="Untitled2" calcext:value="&lt;1" calcext:base-cell-address="Sheet1.E9"/>
          </calcext:conditional-format>
          <calcext:conditional-format calcext:target-range-address="Sheet1.E10:Sheet1.E10">
            <calcext:condition calcext:apply-style-name="Untitled2" calcext:value="&lt;1" calcext:base-cell-address="Sheet1.E10"/>
          </calcext:conditional-format>
          <calcext:conditional-format calcext:target-range-address="Sheet1.E18:Sheet1.E18">
            <calcext:condition calcext:apply-style-name="Untitled2" calcext:value="&lt;0" calcext:base-cell-address="Sheet1.E18"/>
          </calcext:conditional-format>
          <calcext:conditional-format calcext:target-range-address="Sheet1.E19:Sheet1.E19">
            <calcext:condition calcext:apply-style-name="Untitled2" calcext:value="&lt;0" calcext:base-cell-address="Sheet1.E19"/>
          </calcext:conditional-format>
          <calcext:conditional-format calcext:target-range-address="Sheet1.E25:Sheet1.E25">
            <calcext:condition calcext:apply-style-name="Untitled2" calcext:value="&lt;0" calcext:base-cell-address="Sheet1.E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9:49:00.24423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12:29.301175018</meta:creation-date>
    <dc:date>2018-12-06T17:05:54.376147090</dc:date>
    <meta:editing-duration>PT38M55S</meta:editing-duration>
    <meta:editing-cycles>9</meta:editing-cycles>
    <meta:generator>LibreOffice/5.1.6.2$Linux_X86_64 LibreOffice_project/10m0$Build-2</meta:generator>
    <meta:document-statistic meta:table-count="1" meta:cell-count="134" meta:object-count="0"/>
  </office:meta>
</office:document-meta>
</file>